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mbda (armostrong)</text:p>
          </table:table-cell>
          <table:table-cell/>
          <table:table-cell office:value-type="string" calcext:value-type="string">
            <text:p>dn/dl</text:p>
          </table:table-cell>
          <table:table-cell table:number-columns-repeated="4"/>
          <table:table-cell office:value-type="string" calcext:value-type="string">
            <text:p>1/lambda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1.5097" calcext:value-type="float">
            <text:p>1,5097</text:p>
          </table:table-cell>
          <table:table-cell office:value-type="float" office:value="6563" calcext:value-type="float">
            <text:p>6563</text:p>
          </table:table-cell>
          <table:table-cell/>
          <table:table-cell table:formula="of:=([.A3]-[.A2])/([.B3]-[.B2])" office:value-type="float" office:value="-0.00000268656716417914" calcext:value-type="float">
            <text:p>-2,68656716417914E-06</text:p>
          </table:table-cell>
          <table:table-cell table:number-columns-repeated="4"/>
          <table:table-cell table:formula="of:=1/[.B2]^2" office:value-type="float" office:value="0.0000000232164167740561" calcext:value-type="float">
            <text:p>2,32164167740561E-08</text:p>
          </table:table-cell>
          <table:table-cell office:value-type="float" office:value="1.5097" calcext:value-type="float">
            <text:p>1,5097</text:p>
          </table:table-cell>
          <table:table-cell table:number-columns-repeated="6"/>
        </table:table-row>
        <table:table-row table:style-name="ro1">
          <table:table-cell office:value-type="float" office:value="1.5115" calcext:value-type="float">
            <text:p>1,5115</text:p>
          </table:table-cell>
          <table:table-cell office:value-type="float" office:value="5893" calcext:value-type="float">
            <text:p>5893</text:p>
          </table:table-cell>
          <table:table-cell/>
          <table:table-cell table:formula="of:=([.A4]-[.A3])/([.B4]-[.B3])" office:value-type="float" office:value="-0.00000591085271317829" calcext:value-type="float">
            <text:p>-5,91085271317829E-06</text:p>
          </table:table-cell>
          <table:table-cell table:number-columns-repeated="4"/>
          <table:table-cell table:formula="of:=1/[.B3]^2" office:value-type="float" office:value="0.0000000287956653539395" calcext:value-type="float">
            <text:p>2,87956653539395E-08</text:p>
          </table:table-cell>
          <table:table-cell office:value-type="float" office:value="1.5115" calcext:value-type="float">
            <text:p>1,5115</text:p>
          </table:table-cell>
          <table:table-cell table:number-columns-repeated="6"/>
        </table:table-row>
        <table:table-row table:style-name="ro1">
          <table:table-cell office:value-type="float" office:value="1.5176" calcext:value-type="float">
            <text:p>1,5176</text:p>
          </table:table-cell>
          <table:table-cell office:value-type="float" office:value="4861" calcext:value-type="float">
            <text:p>4861</text:p>
          </table:table-cell>
          <table:table-cell/>
          <table:table-cell table:formula="of:=([.A4]-[.A2])/([.B4]-[.B2])" office:value-type="float" office:value="-0.000004641598119859" calcext:value-type="float">
            <text:p>-4,641598119859E-06</text:p>
          </table:table-cell>
          <table:table-cell table:number-columns-repeated="4"/>
          <table:table-cell table:formula="of:=1/[.B4]^2" office:value-type="float" office:value="0.0000000423203019672042" calcext:value-type="float">
            <text:p>4,23203019672042E-08</text:p>
          </table:table-cell>
          <table:table-cell office:value-type="float" office:value="1.5176" calcext:value-type="float">
            <text:p>1,5176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formula="of:=AVERAGE([.D2:.D4]) *10^10" office:value-type="float" office:value="-44130.0599907214" calcext:value-type="float">
            <text:p>-44130,0599907214</text:p>
          </table:table-cell>
          <table:table-cell office:value-type="string" calcext:value-type="string">
            <text:p>A^-1</text:p>
          </table:table-cell>
          <table:table-cell table:number-columns-repeated="2"/>
          <table:table-cell office:value-type="string" calcext:value-type="string">
            <text:p>A 585,3</text:p>
          </table:table-cell>
          <table:table-cell table:formula="of:=1/585.3" office:value-type="float" office:value="0.00170852554245686" calcext:value-type="float">
            <text:p>0,001708525542457</text:p>
          </table:table-cell>
          <table:table-cell table:formula="of:=585.3*10^-9" office:value-type="float" office:value="0.0000005853" calcext:value-type="float">
            <text:p>5,853E-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n=</text:p>
          </table:table-cell>
          <table:table-cell table:formula="of:=[.I12]+[.I13]/(5853^2)" office:value-type="float" office:value="1.51198429503326" calcext:value-type="float">
            <text:p>1,51198429503326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n/dl</text:p>
          </table:table-cell>
          <table:table-cell table:formula="of:=-2*[.I13]/(5853^3)" office:value-type="float" office:value="-0.00000419418931599459" calcext:value-type="float">
            <text:p>-4,1941893159945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medi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dLambda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dx sper</text:p>
          </table:table-cell>
          <table:table-cell table:number-columns-repeated="11"/>
        </table:table-row>
        <table:table-row table:style-name="ro1">
          <table:table-cell office:value-type="float" office:value="85.3869" calcext:value-type="float">
            <text:p>85,3869</text:p>
          </table:table-cell>
          <table:table-cell office:value-type="float" office:value="0.174231" calcext:value-type="float">
            <text:p>0,174231</text:p>
          </table:table-cell>
          <table:table-cell table:formula="of:=([.$J$6])^2/(2*3.47*10^-3)*SQRT([.$I$7]^2 - SIN(PI()/2)^2) / ( [.$I$7]^2 - SIN(PI()/2)^2 -[.$I$7]*[.$J$6]*[.$I$8])" office:value-type="float" office:value="0.0000000000435272067394849" calcext:value-type="float">
            <text:p>4,35272067394849E-11</text:p>
          </table:table-cell>
          <table:table-cell/>
          <table:table-cell table:formula="of:=AVERAGE(6.65029;6.99479;6.42768)" office:value-type="float" office:value="6.69092" calcext:value-type="float">
            <text:p>6,69092</text:p>
          </table:table-cell>
          <table:table-cell table:number-columns-repeated="11"/>
        </table:table-row>
        <table:table-row table:style-name="ro1">
          <table:table-cell office:value-type="float" office:value="73.6726" calcext:value-type="float">
            <text:p>73,6726</text:p>
          </table:table-cell>
          <table:table-cell office:value-type="float" office:value="0.120537" calcext:value-type="float">
            <text:p>0,120537</text:p>
          </table:table-cell>
          <table:table-cell table:formula="of:=([.$J$6])^2/(2*3.47*10^-3)*SQRT([.$I$7]^2 - SIN(PI()/2)^2) / ( [.$I$7]^2 - SIN(PI()/2)^2 -[.$I$7]*[.$J$6]*[.$I$8])" office:value-type="float" office:value="0.0000000000435272067394849" calcext:value-type="float">
            <text:p>4,35272067394849E-11</text:p>
          </table:table-cell>
          <table:table-cell/>
          <table:table-cell table:formula="of:=AVERAGE(6.97392; 6.19875; 6.64518)" office:value-type="float" office:value="6.60595" calcext:value-type="float">
            <text:p>6,60595</text:p>
          </table:table-cell>
          <table:table-cell table:number-columns-repeated="11"/>
        </table:table-row>
        <table:table-row table:style-name="ro1">
          <table:table-cell office:value-type="float" office:value="64.5104" calcext:value-type="float">
            <text:p>64,5104</text:p>
          </table:table-cell>
          <table:table-cell office:value-type="float" office:value="0.114008" calcext:value-type="float">
            <text:p>0,114008</text:p>
          </table:table-cell>
          <table:table-cell table:formula="of:=([.$J$6])^2/(2*3.47*10^-3)*SQRT([.$I$7]^2 - SIN(PI()/2)^2) / ( [.$I$7]^2 - SIN(PI()/2)^2 -[.$I$7]*[.$J$6]*[.$I$8])" office:value-type="float" office:value="0.0000000000435272067394849" calcext:value-type="float">
            <text:p>4,35272067394849E-11</text:p>
          </table:table-cell>
          <table:table-cell/>
          <table:table-cell table:formula="of:=AVERAGE(6.39709;6.17196; 6.35495)" office:value-type="float" office:value="6.308" calcext:value-type="float">
            <text:p>6,308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.49971" calcext:value-type="float">
            <text:p>1,4997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float" office:value="420488" calcext:value-type="float">
            <text:p>420488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office:value-type="float" office:value="0.0000000000435272067394849" calcext:value-type="float">
            <text:p>4,35272067394849E-11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#deltax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rrx</text:p>
          </table:table-cell>
          <table:table-cell office:value-type="string" calcext:value-type="string">
            <text:p>efwh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85.0706</text:p>
          </table:table-cell>
          <table:table-cell office:value-type="string" calcext:value-type="string">
            <text:p>20.6592</text:p>
          </table:table-cell>
          <table:table-cell office:value-type="string" calcext:value-type="string">
            <text:p>0.123862</text:p>
          </table:table-cell>
          <table:table-cell office:value-type="string" calcext:value-type="string">
            <text:p>0.1650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82.62</text:p>
          </table:table-cell>
          <table:table-cell office:value-type="string" calcext:value-type="string">
            <text:p>20.0778 </text:p>
          </table:table-cell>
          <table:table-cell office:value-type="string" calcext:value-type="string">
            <text:p>0.117022</text:p>
          </table:table-cell>
          <table:table-cell office:value-type="string" calcext:value-type="string">
            <text:p>0.153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7944" calcext:value-type="float">
            <text:p>77944</text:p>
          </table:table-cell>
          <table:table-cell office:value-type="string" calcext:value-type="string">
            <text:p>18.8865</text:p>
          </table:table-cell>
          <table:table-cell office:value-type="string" calcext:value-type="string">
            <text:p>0.110913</text:p>
          </table:table-cell>
          <table:table-cell office:value-type="string" calcext:value-type="string">
            <text:p>0.14309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74.7158</text:p>
          </table:table-cell>
          <table:table-cell office:value-type="string" calcext:value-type="string">
            <text:p>18.2213 </text:p>
          </table:table-cell>
          <table:table-cell office:value-type="string" calcext:value-type="string">
            <text:p>0.116408</text:p>
          </table:table-cell>
          <table:table-cell office:value-type="string" calcext:value-type="string">
            <text:p>0.171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72.2881</text:p>
          </table:table-cell>
          <table:table-cell office:value-type="string" calcext:value-type="string">
            <text:p>17.5961</text:p>
          </table:table-cell>
          <table:table-cell office:value-type="string" calcext:value-type="string">
            <text:p>0.103889</text:p>
          </table:table-cell>
          <table:table-cell office:value-type="string" calcext:value-type="string">
            <text:p>0.1340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69.0289</text:p>
          </table:table-cell>
          <table:table-cell office:value-type="string" calcext:value-type="string">
            <text:p>17.0898 </text:p>
          </table:table-cell>
          <table:table-cell office:value-type="string" calcext:value-type="string">
            <text:p>0.10988</text:p>
          </table:table-cell>
          <table:table-cell office:value-type="string" calcext:value-type="string">
            <text:p>0.1621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67.1502</text:p>
          </table:table-cell>
          <table:table-cell office:value-type="string" calcext:value-type="string">
            <text:p>16.2131</text:p>
          </table:table-cell>
          <table:table-cell office:value-type="string" calcext:value-type="string">
            <text:p>0.105674</text:p>
          </table:table-cell>
          <table:table-cell office:value-type="string" calcext:value-type="string">
            <text:p>0.16024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8:16:29.20452013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8:00:43.634575183</meta:creation-date>
    <dc:date>2020-04-28T00:35:29.798303254</dc:date>
    <meta:editing-duration>PT8H11M</meta:editing-duration>
    <meta:editing-cycles>4</meta:editing-cycles>
    <meta:generator>LibreOffice/6.3.5.2$Linux_X86_64 LibreOffice_project/30$Build-2</meta:generator>
    <meta:document-statistic meta:table-count="1" meta:cell-count="83" meta:object-count="0"/>
  </office:meta>
</office:document-meta>
</file>